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</table:table-row>
      </table:table>
      <table:named-expressions>
        <table:named-range table:name="Color" table:base-cell-address="$Sheet1.$A$1" table:cell-range-address="$Sheet1.$A$1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7T20:53:39.323307420</meta:creation-date>
    <dc:date>2021-01-17T20:55:55.653998183</dc:date>
    <meta:editing-duration>PT2M16S</meta:editing-duration>
    <meta:editing-cycles>1</meta:editing-cycles>
    <meta:document-statistic meta:table-count="1" meta:cell-count="6" meta:object-count="0"/>
    <meta:generator>LibreOffice/7.0.3.1$Linux_X86_64 LibreOffice_project/00$Build-1</meta:generator>
  </office:meta>
</office:document-meta>
</file>